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ute 66 at 66 Road Trip <text:s/>Oct 23, 2022 to Nov 14, 2022 <text:s text:c="2"/>5,614 miles</text:p>
      <text:p text:style-name="Standard"/>
      <text:p text:style-name="Standard">Day 1 Sunday Oct 23</text:p>
      <text:p text:style-name="Standard">Chicago to Cuba, MO<text:tab/><text:tab/><text:tab/>446 miles</text:p>
      <text:p text:style-name="Standard">Attractions- </text:p>
      <text:p text:style-name="Standard">Paul Bunyan Hot Dog Statue, Atlanta, IL</text:p>
      <text:p text:style-name="Standard">Worlds Largest Covered Wagon, Lincoln, IL</text:p>
      <text:p text:style-name="Standard">Shirley Temple Silhouette Elkhart, IL</text:p>
      <text:p text:style-name="Standard">Skyview Drive In, Litchfield</text:p>
      <text:p text:style-name="Standard">Litchfiled Museum &amp; Route <text:s/>66 Welcomd Center</text:p>
      <text:p text:style-name="Standard">Wagon Wheel Motel, Cuba, Mo</text:p>
      <text:p text:style-name="Standard">Lunch <text:s text:c="2"/>Route 66 Moterheads Bar &amp; Grill, Springfiled, IL</text:p>
      <text:p text:style-name="Standard">Dinner MO Hicks BBQ Cuba, Mo</text:p>
      <text:p text:style-name="Standard"/>
      <text:p text:style-name="Standard"/>
      <text:p text:style-name="Standard">Day 2 Monday Oct 24<text:tab/><text:tab/><text:tab/></text:p>
      <text:p text:style-name="Standard">Cuba, MO to Miami , OK<text:tab/><text:tab/>266 miles</text:p>
      <text:p text:style-name="Standard">Attractions-</text:p>
      <text:p text:style-name="Standard">Large Rocking Chair Fanning, MO</text:p>
      <text:p text:style-name="Standard">Wild Bill Hickock Shotout at Park Cenral Library Springfield, MO</text:p>
      <text:p text:style-name="Standard">66 Drive In Theatre</text:p>
      <text:p text:style-name="Standard">Deserted Towns and Old Gas stations</text:p>
      <text:p text:style-name="Standard">Worlds Biggest Gift Shop Phillipsburg, Mo</text:p>
      <text:p text:style-name="Standard">Lunch <text:s/>MO Hicks BBQ </text:p>
      <text:p text:style-name="Standard"/>
      <text:p text:style-name="Standard"/>
      <text:p text:style-name="Standard">Day 3 Tuesday Oct 25</text:p>
      <text:p text:style-name="Standard">Miami, OK to Oklahoma City, OK<text:tab/>234 miles</text:p>
      <text:p text:style-name="Standard">Attractions -</text:p>
      <text:p text:style-name="Standard">Hogue House- Sears 1<text:span text:style-name="T1">st</text:span> Prefab House, Vinita, OK</text:p>
      <text:p text:style-name="Standard">Totem Pole Park Chelsea, OK</text:p>
      <text:p text:style-name="Standard">Blue Whale- Park &amp; Lagoon Catoose, OK</text:p>
      <text:p text:style-name="Standard">Seabe Station Vintage Motorcyle Museum in old Gas Station Warwick, OK</text:p>
      <text:p text:style-name="Standard">Comfort Inn in OK City</text:p>
      <text:p text:style-name="Standard">Dinner Iron Skillet</text:p>
      <text:p text:style-name="Standard"/>
      <text:p text:style-name="Standard"/>
      <text:p text:style-name="Standard">Day 4 Wednesday Oct 26</text:p>
      <text:p text:style-name="Standard">Oklahoma City, OK to Amarillo, Tx<text:tab/><text:tab/>301 miles</text:p>
      <text:p text:style-name="Standard">First American Museum- American Indian</text:p>
      <text:p text:style-name="Standard">Lucilles Service Station Hydro, OK</text:p>
      <text:p text:style-name="Standard">Cherokee Trading Post Weatherford, OK</text:p>
      <text:p text:style-name="Standard">Route 66 Museum Clinton, OK (best)</text:p>
      <text:p text:style-name="Standard">Parker Drilling Rid- drilled holes to test Atom Bombs Elk City, OK</text:p>
      <text:p text:style-name="Standard">One Room Cinder Block Jail, Texola, OK</text:p>
      <text:p text:style-name="Standard">Comfort Inn Amarillo</text:p>
      <text:p text:style-name="Standard"/>
      <text:p text:style-name="Standard"/>
      <text:p text:style-name="Standard"/>
      <text:p text:style-name="Standard"><text:soft-page-break/>Day 5 Thursday Oct 27</text:p>
      <text:p text:style-name="Standard">Amarillo, Tx to Santa Fe, NM<text:tab/>325 miles</text:p>
      <text:p text:style-name="Standard">Attractions-</text:p>
      <text:p text:style-name="Standard">Cadillac Ranch – Cadillacs in Ground Amarillo, TX</text:p>
      <text:p text:style-name="Standard">Dots Mini Museum and Colletables Vega, Tx</text:p>
      <text:p text:style-name="Standard">Roosters Old Restaurant <text:s/>in Gas Station Vega, TX</text:p>
      <text:p text:style-name="Standard">Mid Point Cafe <text:s/>Half way point <text:s/>Adrian, Tx</text:p>
      <text:p text:style-name="Standard">New Mexico Route 66 Museum Tucumcari, NM</text:p>
      <text:p text:style-name="Standard">College Dinosaur Museum Tucumcari, NM</text:p>
      <text:p text:style-name="Standard">Tee Pee Curios – Rout 66 Junk</text:p>
      <text:p text:style-name="Standard">Days Inn Santa Fe</text:p>
      <text:p text:style-name="Standard">Crappy Burger Dinner</text:p>
      <text:p text:style-name="Standard"/>
      <text:p text:style-name="Standard"/>
      <text:p text:style-name="Standard">Day 6 Friday Oct 28<text:tab/><text:tab/><text:tab/></text:p>
      <text:p text:style-name="Standard">Santa Fe to Gallup, NM<text:tab/><text:tab/>310 miles</text:p>
      <text:p text:style-name="Standard">Attractions-</text:p>
      <text:p text:style-name="Standard">Sante Fe Historic Shops</text:p>
      <text:p text:style-name="Standard">Palace of Governos Builing from 1600's</text:p>
      <text:p text:style-name="Standard">Silva Saloon 0ld Bar 1930”s</text:p>
      <text:p text:style-name="Standard">Tinkertown Miniature stuff San Antonio</text:p>
      <text:p text:style-name="Standard">Route 66 Diner Old Dinner with old Dress.</text:p>
      <text:p text:style-name="Standard">Roadway Inn in Gallup</text:p>
      <text:p text:style-name="Standard"/>
      <text:p text:style-name="Standard"/>
      <text:p text:style-name="Standard">Day 7 Saturday Oct 29</text:p>
      <text:p text:style-name="Standard">Gallup, NM to Williams, AZ<text:tab/><text:tab/>256 miles</text:p>
      <text:p text:style-name="Standard">Painted Dessert and Petrified Forest</text:p>
      <text:p text:style-name="Standard">Navajo County Historic Courthouse and such</text:p>
      <text:p text:style-name="Standard">Geronimo Trading Post</text:p>
      <text:p text:style-name="Standard">Howard Johnsons</text:p>
      <text:p text:style-name="Standard"/>
      <text:p text:style-name="Standard"/>
      <text:p text:style-name="Standard"/>
      <text:p text:style-name="Standard"/>
      <text:p text:style-name="Standard">Day 8 Sunday Oct 30</text:p>
      <text:p text:style-name="Standard">William, AZ to Needles, CA<text:tab/><text:tab/><text:tab/>321 miles</text:p>
      <text:p text:style-name="Standard">Attractions-<text:tab/></text:p>
      <text:p text:style-name="Standard">Grand Canyon</text:p>
      <text:p text:style-name="Standard">Flintstones Bedrock City</text:p>
      <text:p text:style-name="Standard">Rt 66 Mountain Pass <text:s/>-Very Scary and long</text:p>
      <text:p text:style-name="Standard">Burrows wandering Road</text:p>
      <text:p text:style-name="Standard">Old Town with shoot out</text:p>
      <text:p text:style-name="Standard">Crusing 66 BBQ Lunch</text:p>
      <text:p text:style-name="Standard">Days Inn in Needles</text:p>
      <text:p text:style-name="Standard"/>
      <text:p text:style-name="Standard"/>
      <text:p text:style-name="Standard"/>
      <text:p text:style-name="Standard"/>
      <text:p text:style-name="Standard"><text:soft-page-break/>Day 9 Monday Oct 31</text:p>
      <text:p text:style-name="Standard">Needles, CA to San Bernardino, CA<text:tab/><text:tab/>361 miles</text:p>
      <text:p text:style-name="Standard">Attractions-</text:p>
      <text:p text:style-name="Standard">Peggy Sue's 50's Dinner</text:p>
      <text:p text:style-name="Standard">Ghostown in Calico, CA</text:p>
      <text:p text:style-name="Standard">Elmer Long's Bottle Tree Ranch</text:p>
      <text:p text:style-name="Standard">Drove around lost in Mojave Desert, Rout 66 closed between Amboy and Ludlow exits off 40, Saw Twentynine Palms and Joshua Tree and such, drove a couple hundred extra miles. </text:p>
      <text:p text:style-name="Standard">Hampton Inn San bernadino</text:p>
      <text:p text:style-name="Standard">Dominos for Dinner</text:p>
      <text:p text:style-name="Standard"/>
      <text:p text:style-name="Standard"/>
      <text:p text:style-name="Standard"/>
      <text:p text:style-name="Standard">Day 10 Tuesday Nov 1</text:p>
      <text:p text:style-name="Standard">San Barnardino, CA to LA pier to San Padro, Ca <text:s text:c="3"/>122 miles</text:p>
      <text:p text:style-name="Standard">Attractions-</text:p>
      <text:p text:style-name="Standard">Original McDonald;s and Site Museum</text:p>
      <text:p text:style-name="Standard">Donut Man- Ate a footlong donut</text:p>
      <text:p text:style-name="Standard">Santa Monica Pier</text:p>
      <text:p text:style-name="Standard">Motel 6 Suites</text:p>
      <text:p text:style-name="Standard">Think <text:s/>Cafe</text:p>
      <text:p text:style-name="Standard"/>
      <text:p text:style-name="Standard">Day11 Wednesday Nov 2<text:tab/><text:tab/><text:tab/><text:tab/>11 miles</text:p>
      <text:p text:style-name="Standard">Stayed in San Pardo Rest day</text:p>
      <text:p text:style-name="Standard">Found Pier 93 and Parking, Checked out Docks</text:p>
      <text:p text:style-name="Standard">Saw USS IOWA ship</text:p>
      <text:p text:style-name="Standard">Nikos <text:tab/>Pizzeria for Dinner great Pizza</text:p>
      <text:p text:style-name="Standard"/>
      <text:p text:style-name="Standard"/>
      <text:p text:style-name="Standard">Day 12 – 17 <text:s/>Nov 3 to Nov 8</text:p>
      <text:p text:style-name="Standard">Outlaw Country Cruise Norweigan Jewel Room 10520</text:p>
      <text:p text:style-name="Standard">T'Sars Palace</text:p>
      <text:p text:style-name="Standard">O'Sheehans Bar &amp; Grill</text:p>
      <text:p text:style-name="Standard">Garden Cafe -buffett</text:p>
      <text:p text:style-name="Standard">Marlin Fishing in Cabo</text:p>
      <text:p text:style-name="Standard">Bands</text:p>
      <text:p text:style-name="Standard">Elizabeth Cook</text:p>
      <text:p text:style-name="Standard">Lillie Mae</text:p>
      <text:p text:style-name="Standard">Rosie Flores</text:p>
      <text:p text:style-name="Standard">X</text:p>
      <text:p text:style-name="Standard">Social Distortion</text:p>
      <text:p text:style-name="Standard">Charlie Overbey</text:p>
      <text:p text:style-name="Standard">The Beat Farmers</text:p>
      <text:p text:style-name="Standard"/>
      <text:p text:style-name="Standard"/>
      <text:p text:style-name="Standard">Day 17 Tuesday Nov 8</text:p>
      <text:p text:style-name="Standard">San Padro, CA to Kingman, AZ<text:tab/><text:tab/>362 miles</text:p>
      <text:p text:style-name="Standard">Denny's in Hesperia Breakfast</text:p>
      <text:p text:style-name="Standard">Floyd &amp; Co BBQ in Downtown</text:p>
      <text:p text:style-name="Standard"><text:soft-page-break/>Red Roof Inn</text:p>
      <text:p text:style-name="Standard"/>
      <text:p text:style-name="Standard"/>
      <text:p text:style-name="Standard">Day 18 Wednesday Nov 9</text:p>
      <text:p text:style-name="Standard">Kingman, AZ to Albuquerque, NM<text:tab/><text:tab/>475 miles</text:p>
      <text:p text:style-name="Standard">Howard Johnsons</text:p>
      <text:p text:style-name="Standard"/>
      <text:p text:style-name="Standard"/>
      <text:p text:style-name="Standard">Day 19 Thursday Nov 10<text:tab/><text:tab/><text:tab/>302 miles</text:p>
      <text:p text:style-name="Standard">ALB, NM to Clovis, NM</text:p>
      <text:p text:style-name="Standard">Pacos National Park -old Adobe town<text:tab/><text:tab/><text:tab/></text:p>
      <text:p text:style-name="Standard">Billy the Kid Museum and Grave</text:p>
      <text:p text:style-name="Standard">Econo Lodge</text:p>
      <text:p text:style-name="Standard">Rib Crib</text:p>
      <text:p text:style-name="Standard"/>
      <text:p text:style-name="Standard"/>
      <text:p text:style-name="Standard">Day 20 Friday Nov 11<text:tab/><text:tab/><text:tab/>455 miles<text:tab/><text:tab/><text:tab/></text:p>
      <text:p text:style-name="Standard">Clovis, NM to Henryetta, OK </text:p>
      <text:p text:style-name="Standard">Mazzio's Pizza in Henryetta</text:p>
      <text:p text:style-name="Standard">Days Inn</text:p>
      <text:p text:style-name="Standard"/>
      <text:p text:style-name="Standard"/>
      <text:p text:style-name="Standard">Day 21 Saturday Nov 12<text:tab/><text:tab/><text:tab/>392 miles<text:tab/><text:tab/></text:p>
      <text:p text:style-name="Standard">Henryetta, OK to Nashville, TN</text:p>
      <text:p text:style-name="Standard">Days Inn at Graceland</text:p>
      <text:p text:style-name="Standard">Blues City Cafe Catfish and Ribs and Music Blind Mississippi Moris</text:p>
      <text:p text:style-name="Standard"/>
      <text:p text:style-name="Standard"/>
      <text:p text:style-name="Standard">Day 22 Sunday Nov 13<text:tab/><text:tab/><text:tab/>76 miles<text:tab/><text:tab/></text:p>
      <text:p text:style-name="Standard">Nashville</text:p>
      <text:p text:style-name="Standard">Southland Casino in West Memphis, Mo</text:p>
      <text:p text:style-name="Standard">Cracker Barrell in West Memphis</text:p>
      <text:p text:style-name="Standard">BB Kings on Beale Street, Dinner and Music</text:p>
      <text:p text:style-name="Standard">Shopping on Beale Street</text:p>
      <text:p text:style-name="Standard"/>
      <text:p text:style-name="Standard"/>
      <text:p text:style-name="Standard">Day 23 Monday Nov 14</text:p>
      <text:p text:style-name="Standard">Nashville to Crystal Lake, Il<text:tab/><text:tab/><text:tab/>599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reen </meta:initial-creator>
    <meta:creation-date>2022-11-22T08:19:33.92</meta:creation-date>
    <dc:date>2022-11-22T14:30:50.35</dc:date>
    <dc:creator>Dorreen </dc:creator>
    <meta:editing-duration>PT5H47M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4" meta:paragraph-count="142" meta:word-count="752" meta:character-count="4187"/>
  </office:meta>
</office:document-meta>
</file>